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c5c" officeooo:paragraph-rsid="00065c5c"/>
    </style:style>
    <style:style style:name="P2" style:family="paragraph" style:parent-style-name="Standard">
      <style:text-properties officeooo:rsid="0009ca6d" officeooo:paragraph-rsid="0009ca6d"/>
    </style:style>
    <style:style style:name="P3" style:family="paragraph" style:parent-style-name="Standard">
      <style:text-properties officeooo:rsid="000b7ae6" officeooo:paragraph-rsid="000b7ae6"/>
    </style:style>
    <style:style style:name="P4" style:family="paragraph" style:parent-style-name="Standard" style:list-style-name="L1">
      <style:text-properties officeooo:rsid="000856ce" officeooo:paragraph-rsid="000856ce"/>
    </style:style>
    <style:style style:name="P5" style:family="paragraph" style:parent-style-name="Standard" style:list-style-name="L1">
      <style:text-properties officeooo:rsid="0009ca6d" officeooo:paragraph-rsid="0009ca6d"/>
    </style:style>
    <style:style style:name="P6" style:family="paragraph" style:parent-style-name="Standard" style:list-style-name="L1">
      <style:text-properties officeooo:rsid="000b7ae6" officeooo:paragraph-rsid="000b7ae6"/>
    </style:style>
    <style:style style:name="P7" style:family="paragraph" style:parent-style-name="Standard" style:list-style-name="L2">
      <style:text-properties officeooo:rsid="000b7ae6" officeooo:paragraph-rsid="000b7ae6"/>
    </style:style>
    <style:style style:name="P8" style:family="paragraph" style:parent-style-name="Standard" style:list-style-name="L2">
      <style:text-properties officeooo:rsid="000c0258" officeooo:paragraph-rsid="000c0258"/>
    </style:style>
    <style:style style:name="P9" style:family="paragraph" style:parent-style-name="Standard" style:list-style-name="L2">
      <style:text-properties officeooo:rsid="000cf977" officeooo:paragraph-rsid="000cf977"/>
    </style:style>
    <style:style style:name="T1" style:family="text">
      <style:text-properties officeooo:rsid="000856ce"/>
    </style:style>
    <style:style style:name="T2" style:family="text">
      <style:text-properties officeooo:rsid="000b7ae6"/>
    </style:style>
    <style:style style:name="T3" style:family="text">
      <style:text-properties officeooo:rsid="000eac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inie </text:span>NE<text:span text:style-name="T3">3</text:span> <text:span text:style-name="T1">Breckergeld </text:span>→ <text:span text:style-name="T1">Gevelsberg</text:span></text:p>
      <text:p text:style-name="P1"/>
      <text:list xml:id="list454685004" text:style-name="L1">
        <text:list-item>
          <text:p text:style-name="P4">nach HST Breckerfeld BHF links → Prioreier Straße</text:p>
        </text:list-item>
        <text:list-item>
          <text:p text:style-name="P4">Kreisel 1. rechts → Frankfurter Straße</text:p>
        </text:list-item>
        <text:list-item>
          <text:p text:style-name="P5">Kreisel 1. gerade aus → Hauptstraße</text:p>
        </text:list-item>
        <text:list-item>
          <text:p text:style-name="P5">nach HST Felsenstraße (zum Felsenkeller) rechts</text:p>
        </text:list-item>
        <text:list-item>
          <text:p text:style-name="P5">nächste links → Wörthstraße</text:p>
        </text:list-item>
        <text:list-item>
          <text:p text:style-name="P5">nächste rechts → Metzer Straße</text:p>
        </text:list-item>
        <text:list-item>
          <text:p text:style-name="P5">halb links weiter → zum Rafflenbusch</text:p>
        </text:list-item>
        <text:list-item>
          <text:p text:style-name="P5">Ende links → Zum Rafflenbusch/HST Riegerbusch</text:p>
        </text:list-item>
        <text:list-item>
          <text:p text:style-name="P5">Ende rechts → Hohle Straße</text:p>
        </text:list-item>
        <text:list-item>
          <text:p text:style-name="P5">links → Straßburger Straße</text:p>
        </text:list-item>
        <text:list-item>
          <text:p text:style-name="P5">halb links weiter → In der Welle/HST Hüsteystraße</text:p>
        </text:list-item>
        <text:list-item>
          <text:p text:style-name="P5">Ende links → Eilper Straße</text:p>
        </text:list-item>
        <text:list-item>
          <text:p text:style-name="P5">Ampel Schwan-Apotheke links → Luisenstraße</text:p>
        </text:list-item>
        <text:list-item>
          <text:p text:style-name="P5">Ende rechts → Franzstraße</text:p>
        </text:list-item>
        <text:list-item>
          <text:p text:style-name="P5">Ende rechts → Buntebachstraße</text:p>
        </text:list-item>
        <text:list-item>
          <text:p text:style-name="P5">Ende links → Jägerstraße</text:p>
        </text:list-item>
        <text:list-item>
          <text:p text:style-name="P5">halb rechts weiter auf → Jägerstraße</text:p>
        </text:list-item>
        <text:list-item>
          <text:p text:style-name="P5">links Frankfurter Straße</text:p>
        </text:list-item>
        <text:list-item>
          <text:p text:style-name="P5">nach HST Markt rechts → Märkischer Ring</text:p>
        </text:list-item>
        <text:list-item>
          <text:p text:style-name="P5">nächste links → Potthofstraße (Fahrschule)</text:p>
        </text:list-item>
        <text:list-item>
          <text:p text:style-name="P5">gerade aus weiter → HST Rathaus an der Volme</text:p>
        </text:list-item>
        <text:list-item>
          <text:p text:style-name="P5">Kreisel 3. links → Innenstadt</text:p>
        </text:list-item>
        <text:list-item>
          <text:p text:style-name="P5">Ampel HST Volkspark gerade aus</text:p>
        </text:list-item>
        <text:list-item>
          <text:p text:style-name="P5">Altenhagener Straße (Günlük Taze) links → HA BHF</text:p>
        </text:list-item>
        <text:list-item>
          <text:p text:style-name="P6">Sondersignal Schwenke gerade aus</text:p>
        </text:list-item>
        <text:list-item>
          <text:p text:style-name="P6">links → Volkshochschule → Junky Pavillon</text:p>
        </text:list-item>
        <text:list-item>
          <text:p text:style-name="P6">nach HST Akku Hawer links → Wehringhauser Straße</text:p>
        </text:list-item>
        <text:list-item>
          <text:p text:style-name="P6">Mercedes Jürgens links → Berliner Straße</text:p>
        </text:list-item>
        <text:list-item>
          <text:p text:style-name="P6">Märkische Bank links → Swollinskystraße</text:p>
        </text:list-item>
        <text:list-item>
          <text:p text:style-name="P6">gerade aus → Haspe Zentrum</text:p>
        </text:list-item>
        <text:list-item>
          <text:p text:style-name="P6">Ende links → Kölner Straße</text:p>
        </text:list-item>
        <text:list-item>
          <text:p text:style-name="P6">Kreisel Westerbauer Schleife 2. gerade aus</text:p>
        </text:list-item>
        <text:list-item>
          <text:p text:style-name="P6">Dönermann rechts → Nirgenplatz → Mittelstraße → HST Rathaus</text:p>
        </text:list-item>
        <text:list-item>
          <text:p text:style-name="P6">links weiter auf → Gartenstraße</text:p>
        </text:list-item>
        <text:list-item>
          <text:p text:style-name="P6">rechts weiter auf → Wittener Straße</text:p>
        </text:list-item>
        <text:list-item>
          <text:p text:style-name="P6">rechts weiter auf → Wittener Straße → Gevelsberg BHF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inie NE<text:span text:style-name="T3">3</text:span> Gevelsberg → Breckerfeld</text:p>
      <text:p text:style-name="P3"/>
      <text:list xml:id="list600985518" text:style-name="L2">
        <text:list-item>
          <text:p text:style-name="P7">rechts → Tunnel</text:p>
        </text:list-item>
        <text:list-item>
          <text:p text:style-name="P7">links → Wittener Straße</text:p>
        </text:list-item>
        <text:list-item>
          <text:p text:style-name="P7">links → Mauerstraße → Wasserstraße</text:p>
        </text:list-item>
        <text:list-item>
          <text:p text:style-name="P7">rechts → Mittelstraße</text:p>
        </text:list-item>
        <text:list-item>
          <text:p text:style-name="P7">Ampel Dönermann links → Hagener Straße</text:p>
        </text:list-item>
        <text:list-item>
          <text:p text:style-name="P8">Kreisel Westerbauer Schleife 2. gerade aus</text:p>
        </text:list-item>
        <text:list-item>
          <text:p text:style-name="P8">Kamm in rechts → Kölner Straße</text:p>
        </text:list-item>
        <text:list-item>
          <text:p text:style-name="P8">rechts → Hasper Torhaus</text:p>
        </text:list-item>
        <text:list-item>
          <text:p text:style-name="P8">rechts → Berliner Straße</text:p>
        </text:list-item>
        <text:list-item>
          <text:p text:style-name="P8">Mercedes Jürgens rechts → Berliner Straße</text:p>
        </text:list-item>
        <text:list-item>
          <text:p text:style-name="P8">rechts → Wehringhauser Straße → HST Akku Hawer</text:p>
        </text:list-item>
        <text:list-item>
          <text:p text:style-name="P8">nach HST Volkshochschule rechts → Wehringhauser Straße</text:p>
        </text:list-item>
        <text:list-item>
          <text:p text:style-name="P8">→ HST Schenke → HA BHF</text:p>
        </text:list-item>
        <text:list-item>
          <text:p text:style-name="P8">Altenhagener Straße (Günlük Taze) rechts</text:p>
        </text:list-item>
        <text:list-item>
          <text:p text:style-name="P8">Kreisel 1. → HST Rathaus an der Volme</text:p>
        </text:list-item>
        <text:list-item>
          <text:p text:style-name="P8">nach HST Rathaus an der Volme gerade aus → Potthofstraße</text:p>
        </text:list-item>
        <text:list-item>
          <text:p text:style-name="P8">Ende rechts → Märkischer Ring</text:p>
        </text:list-item>
        <text:list-item>
          <text:p text:style-name="P8">links → HST Markt/Frankfurter Straße</text:p>
        </text:list-item>
        <text:list-item>
          <text:p text:style-name="P8">nach HST Oberhagen rechts → Hochstraße</text:p>
        </text:list-item>
        <text:list-item>
          <text:p text:style-name="P8">→ Bahnunterführung/Tunnel</text:p>
        </text:list-item>
        <text:list-item>
          <text:p text:style-name="P8">rechts → Bunterbachstraße</text:p>
        </text:list-item>
        <text:list-item>
          <text:p text:style-name="P8">links → Franzstraße</text:p>
        </text:list-item>
        <text:list-item>
          <text:p text:style-name="P8">links Luisenstraße</text:p>
        </text:list-item>
        <text:list-item>
          <text:p text:style-name="P8">Ende rechts → Eilper Straße</text:p>
        </text:list-item>
        <text:list-item>
          <text:p text:style-name="P8">rechts → In der Welle</text:p>
        </text:list-item>
        <text:list-item>
          <text:p text:style-name="P8">halb rechts weiter auf → Straßburger Straße</text:p>
        </text:list-item>
        <text:list-item>
          <text:p text:style-name="P8">rechts Hohle Straße → HST Hohle Straße</text:p>
        </text:list-item>
        <text:list-item>
          <text:p text:style-name="P8">links → zum Rafflenbusch</text:p>
        </text:list-item>
        <text:list-item>
          <text:p text:style-name="P9">rechts weiter → zum Rafflenbusch/HST Riegerbusch</text:p>
        </text:list-item>
        <text:list-item>
          <text:p text:style-name="P9">rechts weiter auf → Metzer Straße</text:p>
        </text:list-item>
        <text:list-item>
          <text:p text:style-name="P9">Ende links → Wörthstraße</text:p>
        </text:list-item>
        <text:list-item>
          <text:p text:style-name="P9">nächste rechts</text:p>
        </text:list-item>
        <text:list-item>
          <text:p text:style-name="P9">Ende links → Selbecker Straße</text:p>
        </text:list-item>
        <text:list-item>
          <text:p text:style-name="P9">Kreisel gerade aus → Hagener Straße</text:p>
        </text:list-item>
        <text:list-item>
          <text:p text:style-name="P9">Kreisel 2. gerade aus → Frankfurter Straße</text:p>
        </text:list-item>
        <text:list-item>
          <text:p text:style-name="P9">Kreisel nach HST Rathaus/Tankstelle drehen</text:p>
        </text:list-item>
        <text:list-item>
          <text:p text:style-name="P9">nach HST Rathaus rechts → Ostring</text:p>
        </text:list-item>
        <text:list-item>
          <text:p text:style-name="P9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9:42:55.612786893</meta:creation-date>
    <dc:date>2020-05-17T21:46:35.836716753</dc:date>
    <meta:editing-duration>PT7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6" meta:word-count="484" meta:character-count="2647" meta:non-whitespace-character-count="2312"/>
  </office:meta>
</office:document-meta>
</file>